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none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font-name="Arial1" style:text-underline-style="none"/>
    </style:style>
    <style:style style:name="T5" style:family="text">
      <style:text-properties style:font-name="Arial1" style:text-underline-style="none" style:font-name-asian="Arial1" style:font-name-complex="Arial1"/>
    </style:style>
    <style:style style:name="T6" style:family="text">
      <style:text-properties style:font-name="Arial1" style:text-underline-style="none" fo:font-weight="normal" style:font-weight-asian="normal" style:font-weight-complex="normal"/>
    </style:style>
    <style:style style:name="T7" style:family="text">
      <style:text-properties style:font-name="Arial1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begin</text:span><text:tab/><text:span text:style-name="T1">comment</text:span><text:tab/>L. Meertens, R 1082, LM 010964/9219.<text:line-break/><text:tab/><text:tab/><text:tab/>QUINIO (GO-MOKU). Zie voor de spelregels aparte beschrijving.</text:p>
      <text:p text:style-name="P1"><text:tab/><text:tab/><text:tab/>Indien X1 moet beginnen, d25 = 0 maken, anders d25 = 1 maken.</text:p>
      <text:p text:style-name="P1"><text:tab/><text:tab/><text:tab/>Inbrengen van zet: x-coordinaat binair in d9 t/m d5, y-coordinaat in d4 t/m d0.<text:line-break/><text:tab/><text:tab/><text:tab/>Bijv. 11-7 wordt in d9 t/m d0 (XEEN (1023) genoteerd als 01011 00111. </text:p>
      <text:p text:style-name="P1"><text:tab/><text:tab/><text:tab/>Doorstarten met BVA. De zet wordt uitgetypt, en de machine stopt weer.<text:line-break/><text:tab/><text:tab/><text:tab/>Indien nu blijkt dat men zich vergist heeft, dan kan men met negatief consolewoord doorstarten, <text:line-break/><text:tab/><text:tab/><text:tab/>waarna opnieuw gelegenheid geboden wordt een zet in te brengen. Wordt met positief consolewoord</text:p>
      <text:p text:style-name="P1"><text:tab/><text:tab/><text:tab/>doorgestart, dan wordt de zet uitgevoerd en bezint de X1 zich op zijn volgende zet. <text:line-break/><text:tab/><text:tab/><text:tab/>Is bijgeval helemaal geen zet uitgetypt, dan correspondeert de stand van de tien rechter-</text:p>
      <text:p text:style-name="P1"><text:tab/><text:tab/><text:tab/>schakelaars niet met een correcte zet. Men kan alsnog een betere zet inbrengen;</text:p>
      <text:p text:style-name="P1"/>
      <text:p text:style-name="P1"><text:line-break/><text:tab/><text:span text:style-name="T1">integer</text:span> k, j, av, tn, nt, vnl, x, y, sw, wm, kleur, znr, km; <text:span text:style-name="T3">Boolean</text:span> klaar;</text:p>
      <text:p text:style-name="P1"><text:tab/><text:span text:style-name="T1">integer</text:span> <text:span text:style-name="T1">array</text:span> DP[-6 : +6, 0 : 2), Z[1 : 6];</text:p>
      <text:p text:style-name="P1"><text:tab/><text:span text:style-name="T1">Boolean</text:span> <text:span text:style-name="T1">procedure</text:span> minim (x, p); <text:span text:style-name="T1">value</text:span> p; <text:span text:style-name="T1">integer</text:span> x, p; <text:span text:style-name="T1">if</text:span> p &lt; x <text:span text:style-name="T1">then</text:span> <text:span text:style-name="T1">begin</text:span> x:= p; minim:= <text:span text:style-name="T1">true</text:span> <text:span text:style-name="T1">end</text:span> <text:span text:style-name="T1">else</text:span> minim:= <text:span text:style-name="T1">false</text:span>;<text:line-break/><text:tab/><text:span text:style-name="T1">Boolean</text:span> <text:span text:style-name="T1">procedure</text:span> maxim (x, p); <text:span text:style-name="T1">value</text:span> p; <text:span text:style-name="T1">integer</text:span> x, p; <text:span text:style-name="T1">if</text:span> p &gt; x <text:span text:style-name="T1">then</text:span> <text:span text:style-name="T1">begin</text:span> x:= p; maxim:= <text:span text:style-name="T1">true end</text:span> <text:span text:style-name="T1">else</text:span> maxim:= <text:span text:style-name="T1">false</text:span>;</text:p>
      <text:p text:style-name="P1"><text:tab/>nt:= entier (sqrt ((available - 1000) <text:span text:style-name="T1">:</text:span> 36) - 1) <text:span text:style-name="T1">:</text:span><text:span text:style-name="T2"> 2</text:span> x 2 + 1; minim (nt, 19); av:= nt x nt; tn:= 1 + nt <text:span text:style-name="T1">:</text:span> 2; NLCR; print (nt);</text:p>
      <text:p text:style-name="P1"><text:line-break/><text:tab/><text:span text:style-name="T1">begin</text:span><text:span text:style-name="T2"><text:tab/></text:span><text:span text:style-name="T1">integer</text:span> <text:span text:style-name="T1">array</text:span> RNUM, RLANG, RVRY[ 1 : av, 0 : 1, 1 : 4], RVAL[1 : av, 1 : 4), TEMPO, WT[1 : av, 0 : 1], X, Y[1 : av],<text:line-break/><text:tab/><text:tab/><text:tab/><text:tab/>BORD, VNL[1 : nt, 1 : nt];</text:p>
      <text:p text:style-name="P1"><text:tab/><text:tab/><text:span text:style-name="T1">procedure</text:span> CORR (x0, y0); <text:span text:style-name="T1">value</text:span> x0, y0; <text:span text:style-name="T1">integer</text:span> x0, y0;</text:p>
      <text:p text:style-name="P1"><text:tab/><text:tab/><text:span text:style-name="T1">begin</text:span><text:tab/><text:span text:style-name="T1">integer</text:span> x, y, dx, dy, min, max, q, k, j, b, t, d, w. xdx, ydy, zdz;<text:line-break/><text:tab/><text:tab/><text:tab/>dx:= +1; dy:= -1; klaar:= <text:span text:style-name="T1">false</text:span>;</text:p>
      <text:p text:style-name="P1"><text:tab/><text:tab/><text:tab/><text:span text:style-name="T1">for</text:span> q:= 1, 2, 3, 4 <text:span text:style-name="T1">do</text:span></text:p>
      <text:p text:style-name="P1"><text:span text:style-name="T2"><text:tab/><text:tab/><text:tab/></text:span><text:span text:style-name="T1">begin</text:span><text:tab/>zdz:= xdx:= (x0 - tn) x dx; ydy:= (y0 - tn) x dy; minim (zdz, ydy);<text:line-break/><text:tab/><text:tab/><text:tab/><text:tab/>min:= 3 - tn - zdz; max:= - min - xdx – ydy;</text:p>
      <text:p text:style-name="P1"><text:tab/><text:tab/><text:tab/><text:tab/>maxim (min, -6); minim (max, +6); <text:span text:style-name="T1">if</text:span> min &gt; max <text:span text:style-name="T1">then</text:span> <text:span text:style-name="T1">go</text:span> <text:span text:style-name="T1">to</text:span> NOR;</text:p>
      <text:p text:style-name="P1"><text:tab/><text:tab/><text:tab/><text:tab/><text:span text:style-name="T1">for</text:span> k:= 0, 1, 2 <text:span text:style-name="T1">do</text:span> DP[min, k]:= 0;</text:p>
      <text:p text:style-name="P1"><text:tab/><text:tab/><text:tab/><text:tab/><text:span text:style-name="T1">for</text:span> k:= -2 <text:span text:style-name="T1">step</text:span> 1 <text:span text:style-name="T1">until</text:span> +2 <text:span text:style-name="T1">do</text:span></text:p>
      <text:p text:style-name="P1"><text:span text:style-name="T2"><text:tab/><text:tab/><text:tab/><text:tab/></text:span><text:span text:style-name="T1">begin</text:span> b:= BORD[ x0 + (min + k) x dx, y0 + (min + k) x dy]; DP[min, b]:= DP[min, b] + 1 <text:span text:style-name="T1">end</text:span>;</text:p>
      <text:p text:style-name="P1"><text:tab/><text:tab/><text:tab/><text:tab/><text:span text:style-name="T1">for</text:span> k:= min + 1 <text:span text:style-name="T1">step</text:span> 1 <text:span text:style-name="T1">until</text:span> max <text:span text:style-name="T1">do</text:span></text:p>
      <text:p text:style-name="P1"><text:tab/><text:tab/><text:tab/><text:tab/><text:span text:style-name="T1">begin</text:span><text:tab/><text:span text:style-name="T1">if</text:span> DP[k - 1, kleur] = 5 <text:span text:style-name="T1">then</text:span> <text:span text:style-name="T1">go</text:span> <text:span text:style-name="T1">to</text:span> WIN; <text:span text:style-name="T1">for</text:span> b:= 0, 1, 2 <text:span text:style-name="T1">do</text:span> DP[k, b]:= DP[k - 1, b];<text:line-break/><text:soft-page-break/><text:tab/><text:tab/><text:tab/><text:tab/><text:tab/><text:span text:style-name="T1">for</text:span> j:= -3, +2 <text:span text:style-name="T1">do</text:span><text:line-break/><text:tab/><text:tab/><text:tab/><text:tab/><text:tab/><text:span text:style-name="T1">begin</text:span> b:= BORD[x0 + (k + j) x dx, y0 + (k + j) x dy]; DP[k, b]:= DP[k, b] + sign (j) <text:span text:style-name="T1">end</text:span></text:p>
      <text:p text:style-name="P1"><text:tab/><text:tab/><text:tab/><text:tab/>end;</text:p>
      <text:p text:style-name="P1"><text:tab/><text:tab/><text:tab/><text:tab/><text:span text:style-name="T1">if</text:span> DP[max, kleur] = 5 <text:span text:style-name="T1">then</text:span> WIN: <text:span text:style-name="T1">begin</text:span> klaar:= <text:span text:style-name="T1">true</text:span>; <text:span text:style-name="T1">go</text:span> <text:span text:style-name="T1">to</text:span> UIT <text:span text:style-name="T1">end</text:span>;</text:p>
      <text:p text:style-name="P1"><text:tab/><text:tab/><text:tab/><text:tab/><text:span text:style-name="T1">for</text:span> k:= -6 <text:span text:style-name="T1">step</text:span> 1 <text:span text:style-name="T1">until</text:span> min - 1, max + 1 <text:span text:style-name="T1">step</text:span> 1 <text:span text:style-name="T1">until</text:span> 6 <text:span text:style-name="T1">do</text:span> DP[k, 0]:= DP[k, 1]:= 1;</text:p>
      <text:p text:style-name="P1"><text:tab/><text:tab/><text:tab/><text:tab/>min:= 1 - tn - zdz; max:= - min - xdx – ydy;</text:p>
      <text:p text:style-name="P1"><text:tab/><text:tab/><text:tab/><text:tab/>maxim (min, -4); minim (max, +4);</text:p>
      <text:p text:style-name="P1"><text:tab/><text:tab/><text:tab/><text:tab/><text:span text:style-name="T1">for</text:span> k:= min <text:span text:style-name="T1">step</text:span> 1 <text:span text:style-name="T1">until</text:span> -1, +1 <text:span text:style-name="T1">step</text:span> 1 <text:span text:style-name="T1">until</text:span> max <text:span text:style-name="T1">do</text:span></text:p>
      <text:p text:style-name="P1"><text:tab/><text:tab/><text:tab/><text:tab/><text:span text:style-name="T1">begin</text:span><text:tab/>x:= x0 + k x dx; y:= y0 + k x dy;<text:line-break/><text:tab/><text:tab/><text:tab/><text:tab/><text:tab/><text:span text:style-name="T1">if</text:span> BORD[ x, y] = 2 <text:span text:style-name="T1">then</text:span></text:p>
      <text:p text:style-name="P1"><text:tab/><text:tab/><text:tab/><text:tab/><text:tab/><text:span text:style-name="T1">begin</text:span><text:tab/>vnl:= VNL[x, y]; <text:span text:style-name="T1">if</text:span> vnl &gt; sw <text:span text:style-name="T1">then</text:span> <text:span text:style-name="T1">begin</text:span> VNL[x, y]:= 0; <text:span text:style-name="T1">go</text:span> <text:span text:style-name="T1">to</text:span> NXT <text:span text:style-name="T1">end</text:span>;<text:line-break/><text:tab/><text:tab/><text:tab/><text:tab/><text:tab/><text:tab/><text:span text:style-name="T1">if</text:span> vnl <text:span text:style-name="T5">≠</text:span> 0 <text:span text:style-name="T1">then</text:span></text:p>
      <text:p text:style-name="P1"><text:tab/><text:tab/><text:tab/><text:tab/><text:tab/><text:tab/><text:span text:style-name="T1">begin</text:span> RVAL[ vnl, q]:= 0; <text:span text:style-name="T1">for</text:span> b:= 0, 1 <text:span text:style-name="T1">do</text:span> RNUM [ vnl, b, q]:= RLANG [ vnl, b, q]:= RVRY[vnl, b, q]:= 0 <text:span text:style-name="T1">end</text:span> <text:span text:style-name="T1">else</text:span></text:p>
      <text:p text:style-name="P1"><text:tab/><text:tab/><text:tab/><text:tab/><text:tab/><text:tab/><text:span text:style-name="T1">begin</text:span><text:tab/>vnl:= VNL[x, y]:= sw; X[sw]:= x; Y[sw]:= y; sw:= sw + 1;<text:line-break/><text:tab/><text:tab/><text:tab/><text:tab/><text:tab/><text:tab/><text:tab/><text:span text:style-name="T1">for</text:span> j:= 1, 2, 3, 4 <text:span text:style-name="T1">do</text:span></text:p>
      <text:p text:style-name="P1"><text:tab/><text:tab/><text:tab/><text:tab/><text:tab/><text:tab/><text:tab/><text:span text:style-name="T1">begin</text:span><text:tab/>RVAL[ vnl, j]:= 0; <text:span text:style-name="T1">for</text:span> b:= 0, 1 <text:span text:style-name="T1">do</text:span><text:line-break/><text:tab/><text:tab/><text:tab/><text:tab/><text:tab/><text:tab/><text:tab/><text:tab/>RNUM[ vnl, b, j]:= RLANG[vnl, b, j] := RVRY[vnl, b, j]:= 0</text:p>
      <text:p text:style-name="P1"><text:tab/><text:tab/><text:tab/><text:tab/><text:tab/><text:tab/><text:tab/><text:span text:style-name="T1">end</text:span></text:p>
      <text:p text:style-name="P1"><text:tab/><text:tab/><text:tab/><text:tab/><text:tab/><text:tab/><text:span text:style-name="T1">end</text:span>;</text:p>
      <text:p text:style-name="P1"><text:tab/><text:tab/><text:tab/><text:tab/><text:tab/><text:tab/><text:span text:style-name="T1">for</text:span> j:= -2 <text:span text:style-name="T1">step</text:span> 1 <text:span text:style-name="T1">until</text:span> +2 <text:span text:style-name="T1">do</text:span> <text:span text:style-name="T1">for</text:span> b:= 0, 1 <text:span text:style-name="T1">do</text:span></text:p>
      <text:p text:style-name="P1"><text:tab/><text:tab/><text:tab/><text:tab/><text:tab/><text:tab/><text:span text:style-name="T1">begin</text:span><text:tab/><text:span text:style-name="T1">if</text:span> DP[k + j, 1 - b] = 0 <text:span text:style-name="T1">then</text:span></text:p>
      <text:p text:style-name="P1"><text:tab/><text:tab/><text:tab/><text:tab/><text:tab/><text:tab/><text:tab/><text:span text:style-name="T1">begin</text:span><text:tab/>d:= DP[k + j, b]; RVAL[ vnl, q]:= RVAL[ vnl, q] + d;<text:line-break/><text:tab/><text:tab/><text:tab/><text:tab/><text:tab/><text:tab/><text:tab/><text:tab/><text:span text:style-name="T1">i</text:span>f maxim (RLANG[ vnl, b, q], d) <text:span text:style-name="T1">the</text:span>n RVRY[ vnl, b, q]:= 0 <text:span text:style-name="T1">else</text:span></text:p>
      <text:p text:style-name="P1"><text:tab/><text:tab/><text:tab/><text:tab/><text:tab/><text:tab/><text:tab/><text:tab/><text:span text:style-name="T1">if</text:span> RLANG [ vnl, b, q] = d <text:span text:style-name="T1">then</text:span> RVRY[vnl, b, q]:= 1;<text:line-break/><text:tab/><text:tab/><text:tab/><text:tab/><text:tab/><text:tab/><text:tab/><text:tab/>RNUM[vnl, b, q]:= RNUM[vnl, b, q] + 1</text:p>
      <text:p text:style-name="P1"><text:tab/><text:tab/><text:tab/><text:tab/><text:tab/><text:tab/><text:tab/><text:span text:style-name="T1">end</text:span></text:p>
      <text:p text:style-name="P1"><text:tab/><text:tab/><text:tab/><text:tab/><text:tab/><text:tab/><text:span text:style-name="T1">end</text:span>;</text:p>
      <text:p text:style-name="P1"><text:tab/><text:tab/><text:tab/><text:tab/><text:tab/><text:tab/>TEMPO[vnl, 0]:= TEMPO[vnl, 1]:= WT[vnl, 0]:= WT[vnl, 1]:= 4;</text:p>
      <text:p text:style-name="P1"><text:tab/><text:tab/><text:tab/><text:tab/><text:tab/><text:tab/><text:span text:style-name="T1">for</text:span> j:= 1, 2, 3, 4 <text:span text:style-name="T1">do</text:span> <text:span text:style-name="T1">for</text:span> b:= 0, 1 <text:span text:style-name="T1">do</text:span></text:p>
      <text:p text:style-name="P1"><text:span text:style-name="T2"><text:tab/><text:tab/><text:tab/><text:tab/><text:tab/><text:tab/></text:span><text:span text:style-name="T1">begin</text:span><text:span text:style-name="T2"><text:tab/>t:=4 – RLANG[vnl, b, j]; w:= t – RVRY[vnl, b, j];</text:span></text:p>
      <text:p text:style-name="P2"><text:tab/><text:tab/><text:tab/><text:tab/><text:tab/><text:tab/><text:tab/>minim (TEMPO[vnl, b], t);</text:p>
      <text:p text:style-name="P1"><text:span text:style-name="T2"><text:tab/><text:tab/><text:tab/><text:tab/><text:tab/><text:tab/><text:tab/></text:span><text:span text:style-name="T1">if</text:span><text:span text:style-name="T2"> </text:span><text:span text:style-name="T1">if</text:span><text:span text:style-name="T2"> minim (WT[vnl, b], w) </text:span><text:span text:style-name="T1">then</text:span><text:span text:style-name="T2"> </text:span><text:span text:style-name="T1">false</text:span><text:span text:style-name="T2"> </text:span><text:span text:style-name="T1">else</text:span><text:span text:style-name="T2"> w = 1 </text:span><text:span text:style-name="T6">˄</text:span><text:span text:style-name="T2"> WT[vnl, b] = 1 </text:span><text:span text:style-name="T1">then</text:span><text:span text:style-name="T2"> WT[wnl, b]:= 0;</text:span></text:p>
      <text:p text:style-name="P1"><text:span text:style-name="T2"><text:tab/><text:tab/><text:tab/><text:tab/><text:tab/><text:tab/></text:span><text:span text:style-name="T1">end</text:span></text:p>
      <text:p text:style-name="P1"><text:span text:style-name="T2"><text:tab/><text:tab/><text:tab/><text:tab/><text:tab/></text:span><text:span text:style-name="T1">end</text:span><text:span text:style-name="T2">;</text:span></text:p>
      <text:p text:style-name="P1"><text:soft-page-break/><text:span text:style-name="T2"><text:tab/><text:tab/><text:tab/>NXT:<text:tab/></text:span><text:span text:style-name="T1">end</text:span><text:span text:style-name="T2">;</text:span></text:p>
      <text:p text:style-name="P1"><text:tab/><text:tab/><text:tab/>NOR:<text:tab/><text:span text:style-name="T1">if</text:span><text:span text:style-name="T2"> q = 3 </text:span><text:span text:style-name="T1">then</text:span><text:span text:style-name="T2"> dx:= 0 </text:span><text:span text:style-name="T1">else</text:span><text:span text:style-name="T2"> dy:= dy + 1;</text:span></text:p>
      <text:p text:style-name="P1"><text:span text:style-name="T2"><text:tab/><text:tab/><text:tab/></text:span><text:span text:style-name="T1">end</text:span><text:span text:style-name="T2">;</text:span></text:p>
      <text:p text:style-name="P1"><text:span text:style-name="T2"><text:tab/>UIT:<text:tab/></text:span><text:span text:style-name="T1">end;</text:span></text:p>
      <text:p text:style-name="P1"/>
      <text:p text:style-name="P1"><text:tab/><text:tab/><text:span text:style-name="T1">procedure</text:span> ZET (x, y); <text:span text:style-name="T1">value</text:span> x, y; <text:span text:style-name="T1">intege</text:span>r x, y;</text:p>
      <text:p text:style-name="P1"><text:tab/><text:tab/><text:span text:style-name="T1">begin</text:span> BORD[ x, y]:= kleur; CORR (x, y); kleur:= 1 - kleur; znr:= znr + 1 <text:span text:style-name="T1">end</text:span>;<text:line-break/><text:line-break/><text:tab/><text:tab/><text:span text:style-name="T1">procedure</text:span> PRINTZET (x, y); <text:span text:style-name="T1">value</text:span> x, y; <text:span text:style-name="T1">integer</text:span> x, y;</text:p>
      <text:p text:style-name="P1"><text:tab/><text:tab/><text:span text:style-name="T1">begin</text:span><text:tab/><text:span text:style-name="T1">if</text:span> EVEN (znr) &lt; 0 <text:span text:style-name="T4">˅</text:span> XEEN (-1) &lt; 0 <text:span text:style-name="T1">then</text:span> NLCR; ABSFIXT (5, 0, znr);<text:line-break/><text:tab/><text:tab/><text:tab/>PRINTTEXT (<text:span text:style-name="T4">«</text:span>.<text:span text:style-name="T4">»</text:span><text:span text:style-name="T1">)</text:span>; ABSFIXT (3, 0, x); FIXT (3, 0, -y)</text:p>
      <text:p text:style-name="P1"><text:tab/><text:tab/><text:span text:style-name="T1">end</text:span>;</text:p>
      <text:p text:style-name="P1"><text:line-break/><text:tab/><text:tab/><text:span text:style-name="T1">integer</text:span> <text:span text:style-name="T1">procedure</text:span> SEL;</text:p>
      <text:p text:style-name="P1"><text:tab/><text:tab/><text:span text:style-name="T1">begin</text:span><text:tab/><text:span text:style-name="T1">integer</text:span> v, k, j, wsl, w, m;<text:line-break/><text:tab/><text:tab/><text:tab/>w:= 4; v:= m:= 0;</text:p>
      <text:p text:style-name="P1"><text:tab/><text:tab/><text:tab/><text:span text:style-name="T1">for</text:span> k:= sw - 1 <text:span text:style-name="T1">step</text:span> -1 <text:span text:style-name="T1">until</text:span> 1 <text:span text:style-name="T1">do</text:span></text:p>
      <text:p text:style-name="P1"><text:tab/><text:tab/><text:tab/><text:span text:style-name="T1">begin</text:span><text:tab/><text:span text:style-name="T1">if</text:span> <text:span text:style-name="T1">if</text:span> BORDI X[k], Y[k]] = 2 <text:span text:style-name="T1">then</text:span> WT[k, 1 - kleur] = 0 <text:span text:style-name="T1">else</text:span> <text:span text:style-name="T1">false</text:span> <text:span text:style-name="T1">then</text:span> minim (w, TEMPO[k, 1 - kleur]) <text:span text:style-name="T1">end</text:span>;</text:p>
      <text:p text:style-name="P1"><text:tab/><text:tab/><text:tab/><text:span text:style-name="T1">for</text:span> k:= sw - 1 <text:span text:style-name="T1">step</text:span> -1 <text:span text:style-name="T1">until</text:span> 1 <text:span text:style-name="T1">do</text:span></text:p>
      <text:p text:style-name="P1"><text:tab/><text:tab/><text:tab/><text:span text:style-name="T1">begin</text:span><text:tab/><text:span text:style-name="T1">if</text:span> <text:span text:style-name="T1">if</text:span> BORD[X[k], Y[k]] = 2 <text:span text:style-name="T1">then</text:span><text:line-break/><text:tab/><text:tab/><text:tab/><text:tab/>(<text:span text:style-name="T1">if</text:span> TEMPO[k, kleur] <text:span text:style-name="T1">&lt;</text:span> w <text:span text:style-name="T1">then</text:span> <text:span text:style-name="T1">true</text:span> <text:span text:style-name="T1">else</text:span> <text:span text:style-name="T1">if</text:span> WT[k, 1 - kleur] = 0 <text:span text:style-name="T1">then</text:span> w = TEMPO[k, 1 - kleur] <text:span text:style-name="T1">else</text:span> <text:span text:style-name="T1">false</text:span>) <text:span text:style-name="T1">else</text:span> <text:span text:style-name="T1">false</text:span> <text:span text:style-name="T1">then</text:span></text:p>
      <text:p text:style-name="P1"><text:tab/><text:tab/><text:tab/><text:tab/><text:span text:style-name="T1">begin</text:span><text:tab/><text:span text:style-name="T1">if</text:span> maxim (v, SUM (j, 1, 4, 2 x RVAL[k, j] + RNUM[k, kleur, j]) +<text:line-break/><text:tab/><text:tab/><text:tab/><text:tab/><text:tab/><text:tab/>SUM (j, 0, 1, 2 <text:span text:style-name="T7">˄</text:span><text:span text:style-name="T2"> </text:span><text:s/>(7 - WT[k, j] - abs (j - kleur) / 2))) <text:span text:style-name="T1">then</text:span> m:= k</text:p>
      <text:p text:style-name="P1"><text:tab/><text:tab/><text:tab/><text:tab/><text:span text:style-name="T1">end</text:span></text:p>
      <text:p text:style-name="P1"><text:tab/><text:tab/><text:tab/><text:span text:style-name="T1">end</text:span>;<text:line-break/><text:tab/><text:tab/><text:tab/>SEL:= m</text:p>
      <text:p text:style-name="P1"><text:tab/><text:tab/><text:span text:style-name="T1">end</text:span>;</text:p>
      <text:p text:style-name="P1"><text:line-break/><text:tab/><text:tab/>NLCR; <text:span text:style-name="T1">for</text:span> x:= 1 <text:span text:style-name="T1">step</text:span> 1 <text:span text:style-name="T1">until</text:span> nt <text:span text:style-name="T1">do</text:span> <text:span text:style-name="T1">for</text:span> y:= 1 <text:span text:style-name="T1">step</text:span> 1 <text:span text:style-name="T1">until</text:span> nt <text:span text:style-name="T1">do</text:span> <text:span text:style-name="T1">begin</text:span> BORD[ x, y]:= 2; VNL[x, y]:= 0 <text:span text:style-name="T1">end</text:span>;</text:p>
      <text:p text:style-name="P1"><text:tab/><text:tab/>kleur:= sign (XEEN (33554432)); NLCR; sw:= znr:= 1; </text:p>
      <text:p text:style-name="P1"><text:tab/><text:tab/><text:span text:style-name="T1">if</text:span> kleur = 0 <text:span text:style-name="T1">then</text:span> <text:span text:style-name="T1">begin</text:span> PRINTTEXT (<text:span text:style-name="T4">«</text:span><text:span text:style-name="T2"> <text:s text:c="18"/></text:span>X1 <text:s text:c="28"/><text:span text:style-name="T2">N.N.</text:span><text:span text:style-name="T4">»</text:span><text:span text:style-name="T2">);</text:span> PRINTZET (tn, tn); ZET (tn, tn) <text:span text:style-name="T1">end</text:span></text:p>
      <text:p text:style-name="P1"><text:tab/><text:tab/><text:span text:style-name="T1">else</text:span> PRINTTEXT (<text:span text:style-name="T4">«</text:span><text:span text:style-name="T2"> <text:s text:c="18"/></text:span>N.N. <text:s text:c="20"/>X1<text:span text:style-name="T4">»</text:span>);</text:p>
      <text:p text:style-name="P1"><text:tab/>MENS: stop; x:= XEEN (992) <text:span text:style-name="T1">:</text:span> 32; y:= XEEN (31);</text:p>
      <text:p text:style-name="P1"><text:tab/><text:tab/><text:span text:style-name="T1">if</text:span> x = 0 <text:span text:style-name="T4">˅</text:span> x &gt; nt <text:span text:style-name="T4">˅</text:span> y = 0 <text:span text:style-name="T4">˅</text:span> y &gt; nt <text:span text:style-name="T1">then</text:span> <text:span text:style-name="T1">go</text:span> <text:span text:style-name="T1">to</text:span> MENS;</text:p>
      <text:p text:style-name="P1"><text:soft-page-break/><text:tab/><text:tab/><text:span text:style-name="T1">if</text:span> BORD[x, y] <text:span text:style-name="T5">≠</text:span> 2 <text:span text:style-name="T1">then</text:span> <text:span text:style-name="T1">go</text:span> <text:span text:style-name="T1">to</text:span> MENS;</text:p>
      <text:p text:style-name="P1"><text:tab/><text:tab/>PRINTZET (x, y); stop; <text:span text:style-name="T1">if</text:span> XEEN (-1) &lt; 0 <text:span text:style-name="T1">the</text:span>n <text:span text:style-name="T1">go</text:span> t<text:span text:style-name="T1">o</text:span> MENS; ZET (x, y);</text:p>
      <text:p text:style-name="P1"><text:tab/><text:tab/><text:span text:style-name="T1">if</text:span> klaar <text:span text:style-name="T1">then</text:span> <text:span text:style-name="T1">go</text:span> <text:span text:style-name="T1">to</text:span> KLAAR;</text:p>
      <text:p text:style-name="P1"/>
      <text:p text:style-name="P1"><text:tab/>MACH: km:= SEL;</text:p>
      <text:p text:style-name="P1"><text:tab/><text:tab/><text:span text:style-name="T1">if</text:span> km = 0 <text:span text:style-name="T1">then</text:span> <text:span text:style-name="T1">begin</text:span> NLCR; PRINTTEXT <text:span text:style-name="T2">(</text:span><text:span text:style-name="T4">«</text:span><text:span text:style-name="T2"> <text:s text:c="5"/>Ik</text:span> geef <text:span text:style-name="T2">op</text:span><text:span text:style-name="T4">»</text:span><text:span text:style-name="T2">);</text:span> <text:span text:style-name="T1">g</text:span>o <text:span text:style-name="T1">to</text:span> KLAAR <text:span text:style-name="T1">end</text:span>;<text:line-break/><text:tab/><text:tab/>x:= X[km]; y:= Y[km]; PRINTZET (x, y); ZET (x, y); <text:span text:style-name="T1">if</text:span> <text:span text:style-name="T4">¬</text:span> klaar <text:span text:style-name="T1">then</text:span> <text:span text:style-name="T1">go</text:span> <text:span text:style-name="T1">to</text:span> MENS;</text:p>
      <text:p text:style-name="P1"><text:tab/>KLAAR: NLCR; <text:span text:style-name="T1">i</text:span>f kleur = 0 <text:span text:style-name="T1">then</text:span> PRINTTEXT (<text:span text:style-name="T4">«</text:span> <text:s text:c="6"/>U hebt <text:span text:style-name="T2">gewonnen</text:span><text:span text:style-name="T4">»</text:span><text:span text:style-name="T1">)</text:span> <text:span text:style-name="T1">else</text:span> PRINTTEXT <text:span text:style-name="T2">(</text:span><text:span text:style-name="T4">«</text:span><text:span text:style-name="T2"> <text:s text:c="5"/>Ik </text:span>heb gewonnen<text:span text:style-name="T4">»</text:span>)</text:p>
      <text:p text:style-name="P1"><text:tab/><text:span text:style-name="T1">end</text:span></text:p>
      <text:p text:style-name="P3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37cm" fo:margin-right="0.3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6M43S</meta:editing-duration>
    <meta:editing-cycles>19</meta:editing-cycles>
    <meta:generator>OpenOffice.org/3.3$Win32 OpenOffice.org_project/330m20$Build-9567</meta:generator>
    <dc:date>2022-07-12T16:17:08.01</dc:date>
    <dc:creator>G R</dc:creator>
    <meta:document-statistic meta:table-count="0" meta:image-count="0" meta:object-count="0" meta:page-count="4" meta:paragraph-count="79" meta:word-count="1184" meta:character-count="5691"/>
    <meta:user-defined meta:name="Info 1"/>
    <meta:user-defined meta:name="Info 2"/>
    <meta:user-defined meta:name="Info 3"/>
    <meta:user-defined meta:name="Info 4"/>
  </office:meta>
</office:document-meta>
</file>